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ef568"/>
    </style:style>
    <style:style style:name="P2" style:family="paragraph" style:parent-style-name="Standard">
      <style:text-properties officeooo:rsid="002290ec" officeooo:paragraph-rsid="002290ec"/>
    </style:style>
    <style:style style:name="T1" style:family="text">
      <style:text-properties officeooo:rsid="001ef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I</text:p>
      <text:p text:style-name="Standard">Projekt <text:span text:style-name="T1">5</text:span>: K-średnich</text:p>
      <text:p text:style-name="Standard"/>
      <text:p text:style-name="P1">Zaimplementuj algorytm k-średnich. <text:span text:style-name="T1">Wykorzystaj </text:span>dan<text:span text:style-name="T1">e</text:span> iris <text:span text:style-name="T1">do przetestowania działania programu</text:span>. <text:span text:style-name="T1">Program powinien działać dla dowolnej liczby atrybutów </text:span>rozpoznawanej na podstawie podanego pliku. Przy obliczani<text:span text:style-name="T1">ach algorytmu</text:span>, pomiń etykiety irysów. </text:p>
      <text:p text:style-name="P2">K powinno być wybierane przez użytkownika.</text:p>
      <text:p text:style-name="Standard"/>
      <text:p text:style-name="Standard">Po każdej iteracji wyświetl:</text:p>
      <text:p text:style-name="Standard">- sumę kwadratów odległości obserwacji od centroid<text:span text:style-name="T1">u do którego są przypisane</text:span> (jedna <text:span text:style-name="T1">wartość dla wszystkich klastrów</text:span>)</text:p>
      <text:p text:style-name="Standard">- czystość każdego klastra czyli procent irysów w każdym klastrze (3 wartości dla każdego</text:p>
      <text:p text:style-name="Standard">klast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21:17:34.346561171</meta:creation-date>
    <dc:date>2022-04-12T11:34:11.334377519</dc:date>
    <meta:editing-duration>PT1H58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3" meta:character-count="552" meta:non-whitespace-character-count="486"/>
  </office:meta>
</office:document-meta>
</file>